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ProtectionDomain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rotectionDomain.BundleProtectionDomain( Felix felix , Felix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ndleProtectionDomain.implies( Permission permi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rotectionDomain.equals(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ProtectionDomai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